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69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792cm" svg:height="8.978cm" svg:x="0.798cm" svg:y="5.551cm">
            <draw:object draw:notify-on-update-of-ranges="Sheet1.B2:Sheet1.B11 Sheet1.D2:Sheet1.D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9.005cm" svg:x="0.77cm" svg:y="15.007cm">
            <draw:object draw:notify-on-update-of-ranges="Sheet1.B2:Sheet1.B11 Sheet1.E2:Sheet1.E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row table:style-name="ro1">
          <table:table-cell table:style-name="ce1"/>
          <table:table-cell table:style-name="ce3" office:value-type="string" calcext:value-type="string">
            <text:p>Processe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Speed Up</text:p>
          </table:table-cell>
          <table:table-cell table:style-name="ce3" office:value-type="string" calcext:value-type="string">
            <text:p>Efficien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2283604" calcext:value-type="float">
            <text:p>82283604</text:p>
          </table:table-cell>
          <table:table-cell office:value-type="float" office:value="1" calcext:value-type="float">
            <text:p>1.00</text:p>
          </table:table-cell>
          <table:table-cell table:formula="of:=[.D2]/[.B2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9577065" calcext:value-type="float">
            <text:p>39577065</text:p>
          </table:table-cell>
          <table:table-cell table:formula="of:= [.C2] / [.C3]" office:value-type="float" office:value="2.07907291761024" calcext:value-type="float">
            <text:p>2.08</text:p>
          </table:table-cell>
          <table:table-cell table:formula="of:=[.D3]/[.B3]" office:value-type="float" office:value="1.03953645880512" calcext:value-type="float">
            <text:p>1.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552031" calcext:value-type="float">
            <text:p>20552031</text:p>
          </table:table-cell>
          <table:table-cell table:formula="of:= [.C2] / [.C4]" office:value-type="float" office:value="4.00367262972696" calcext:value-type="float">
            <text:p>4.00</text:p>
          </table:table-cell>
          <table:table-cell table:formula="of:=[.D4]/[.B4]" office:value-type="float" office:value="1.00091815743174" calcext:value-type="float">
            <text:p>1.0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695113" calcext:value-type="float">
            <text:p>9695113</text:p>
          </table:table-cell>
          <table:table-cell table:formula="of:=[.C2]/[.C5]" office:value-type="float" office:value="8.48712170760671" calcext:value-type="float">
            <text:p>8.49</text:p>
          </table:table-cell>
          <table:table-cell table:formula="of:=[.D5]/[.B5]" office:value-type="float" office:value="1.06089021345084" calcext:value-type="float">
            <text:p>1.0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654096" calcext:value-type="float">
            <text:p>6654096</text:p>
          </table:table-cell>
          <table:table-cell table:formula="of:= [.C2] / [.C6]" office:value-type="float" office:value="12.365857661206" calcext:value-type="float">
            <text:p>12.37</text:p>
          </table:table-cell>
          <table:table-cell table:formula="of:=[.D6]/[.B6]" office:value-type="float" office:value="1.03048813843383" calcext:value-type="float">
            <text:p>1.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090594" calcext:value-type="float">
            <text:p>5090594</text:p>
          </table:table-cell>
          <table:table-cell table:formula="of:= [.C2] / [.C7]" office:value-type="float" office:value="16.1638512126483" calcext:value-type="float">
            <text:p>16.16</text:p>
          </table:table-cell>
          <table:table-cell table:formula="of:=[.D7]/[.B7]" office:value-type="float" office:value="1.01024070079052" calcext:value-type="float">
            <text:p>1.0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62542" calcext:value-type="float">
            <text:p>4062542</text:p>
          </table:table-cell>
          <table:table-cell table:formula="of:= [.C2] / [.C8]" office:value-type="float" office:value="20.2542162025648" calcext:value-type="float">
            <text:p>20.25</text:p>
          </table:table-cell>
          <table:table-cell table:formula="of:=[.D8]/[.B8]" office:value-type="float" office:value="1.01271081012824" calcext:value-type="float">
            <text:p>1.0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10354" calcext:value-type="float">
            <text:p>3610354</text:p>
          </table:table-cell>
          <table:table-cell table:formula="of:= [.C2] / [.C9]" office:value-type="float" office:value="22.7910071976321" calcext:value-type="float">
            <text:p>22.79</text:p>
          </table:table-cell>
          <table:table-cell table:formula="of:=[.D9]/[.B9]" office:value-type="float" office:value="0.949625299901339" calcext:value-type="float">
            <text:p>0.9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47951" calcext:value-type="float">
            <text:p>3047951</text:p>
          </table:table-cell>
          <table:table-cell table:formula="of:= [.C2] / [.C10]" office:value-type="float" office:value="26.9963670675808" calcext:value-type="float">
            <text:p>27.00</text:p>
          </table:table-cell>
          <table:table-cell table:formula="of:=[.D10]/[.B10]" office:value-type="float" office:value="0.964155966699315" calcext:value-type="float">
            <text:p>0.9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560549" calcext:value-type="float">
            <text:p>2560549</text:p>
          </table:table-cell>
          <table:table-cell table:formula="of:= [.C2] / [.C11]" office:value-type="float" office:value="32.1351413310192" calcext:value-type="float">
            <text:p>32.14</text:p>
          </table:table-cell>
          <table:table-cell table:formula="of:=[.D11]/[.B11]" office:value-type="float" office:value="1.00422316659435" calcext:value-type="float">
            <text:p>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00-00-00</text:date>, <text:time style:data-style-name="N2" text:time-value="18:21:53.960468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eschamp</meta:initial-creator>
    <meta:creation-date>2015-02-22T17:37:06.114441629</meta:creation-date>
    <dc:date>2015-02-22T18:23:08.497854041</dc:date>
    <dc:creator>Justin Deschamp</dc:creator>
    <meta:editing-duration>PT14M19S</meta:editing-duration>
    <meta:editing-cycles>4</meta:editing-cycles>
    <meta:generator>LibreOffice/4.2.7.2$Linux_X86_64 LibreOffice_project/420m0$Build-2</meta:generator>
    <meta:document-statistic meta:table-count="1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3cm" svg:height="8.979cm" xlink:href="." xlink:type="simple" chart:class="chart:bar" chart:style-name="ch1">
        <chart:title svg:x="5.352cm" svg:y="0.315cm" chart:style-name="ch2">
          <text:p>Processes vs. Speed Up</text:p>
        </chart:title>
        <chart:subtitle svg:x="6.371cm" svg:y="1.299cm" chart:style-name="ch3">
          <text:p>(2 to 100000000)</text:p>
        </chart:subtitle>
        <chart:legend chart:legend-position="end" svg:x="13.742cm" svg:y="4.19cm" style:legend-expansion="high" chart:style-name="ch4"/>
        <chart:plot-area chart:style-name="ch5" chart:data-source-has-labels="both" svg:x="1.326cm" svg:y="2.187cm" svg:width="12.101cm" svg:height="5.632cm">
          <chartooo:coordinate-region svg:x="1.947cm" svg:y="2.386cm" svg:width="11.48cm" svg:height="4.786cm"/>
          <chart:axis chart:dimension="x" chart:name="primary-x" chart:style-name="ch6" chartooo:axis-type="auto">
            <chartooo:date-scale/>
            <chart:title svg:x="5.771cm" svg:y="7.998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788cm" chart:style-name="ch9">
              <text:p>Speed Up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7907291761024">
                <text:p>2.07907291761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0367262972696">
                <text:p>4.00367262972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8712170760671">
                <text:p>8.48712170760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365857661206">
                <text:p>12.36585766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638512126483">
                <text:p>16.1638512126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2542162025648">
                <text:p>20.2542162025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7910071976321">
                <text:p>22.79100719763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9963670675808">
                <text:p>26.9963670675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.1351413310192">
                <text:p>32.1351413310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6cm" svg:height="9.006cm" xlink:href="." xlink:type="simple" chart:class="chart:bar" chart:style-name="ch1">
        <chart:title svg:x="5.449cm" svg:y="0.316cm" chart:style-name="ch2">
          <text:p>Processes vs. Efficiency</text:p>
        </chart:title>
        <chart:subtitle svg:x="6.468cm" svg:y="1.301cm" chart:style-name="ch3">
          <text:p>(2 to 100000000)</text:p>
        </chart:subtitle>
        <chart:legend chart:legend-position="end" svg:x="14.675cm" svg:y="4.204cm" style:legend-expansion="high" chart:style-name="ch4"/>
        <chart:plot-area chart:style-name="ch5" chart:data-source-has-labels="both" svg:x="1.33cm" svg:y="2.19cm" svg:width="13.026cm" svg:height="5.655cm">
          <chartooo:coordinate-region svg:x="2.242cm" svg:y="2.389cm" svg:width="12.114cm" svg:height="4.809cm"/>
          <chart:axis chart:dimension="x" chart:name="primary-x" chart:style-name="ch6" chartooo:axis-type="auto">
            <chartooo:date-scale/>
            <chart:title svg:x="6.238cm" svg:y="8.025cm" chart:style-name="ch7">
              <text:p>Number of Processes</text:p>
            </chart:title>
            <chart:categories table:cell-range-address="local-table.$A$2:.$A$11"/>
          </chart:axis>
          <chart:axis chart:dimension="y" chart:name="primary-y" chart:style-name="ch8">
            <chart:title svg:x="0.451cm" svg:y="5.749cm" chart:style-name="ch9">
              <text:p>Efficiency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953645880512">
                <text:p>1.03953645880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91815743174">
                <text:p>1.000918157431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6089021345084">
                <text:p>1.06089021345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048813843383">
                <text:p>1.030488138433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24070079052">
                <text:p>1.010240700790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271081012824">
                <text:p>1.01271081012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9625299901339">
                <text:p>0.9496252999013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4155966699315">
                <text:p>0.964155966699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0422316659435">
                <text:p>1.00422316659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